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asian="ko" style:country-asian="KR"/>
    </style:style>
    <style:style style:name="P3" style:parent-style-name="Standard" style:family="paragraph">
      <style:text-properties style:font-name-asian="DengXian"/>
    </style:style>
    <style:style style:name="P4" style:parent-style-name="Standard" style:family="paragraph">
      <style:text-properties style:font-name-asian="DengXian"/>
    </style:style>
    <style:style style:name="T5" style:parent-style-name="기본단락글꼴" style:family="text">
      <style:text-properties style:language-asian="ko" style:country-asian="KR"/>
    </style:style>
    <style:style style:name="P6" style:parent-style-name="Standard" style:family="paragraph">
      <style:text-properties style:font-name-asian="DengXian"/>
    </style:style>
    <style:style style:name="P7" style:parent-style-name="Standard" style:family="paragraph">
      <style:text-properties style:font-name-asian="DengXian"/>
    </style:style>
    <style:style style:name="T8" style:parent-style-name="기본단락글꼴" style:family="text">
      <style:text-properties style:language-asian="ko" style:country-asian="KR"/>
    </style:style>
    <style:style style:name="P9" style:parent-style-name="Standard" style:family="paragraph">
      <style:text-properties style:font-name-asian="DengXian"/>
    </style:style>
    <style:style style:name="P10" style:parent-style-name="Standard" style:family="paragraph">
      <style:text-properties style:font-name-asian="DengXian"/>
    </style:style>
    <style:style style:name="P11" style:parent-style-name="Standard" style:family="paragraph">
      <style:text-properties style:font-name-asian="DengXian"/>
    </style:style>
    <style:style style:name="T12" style:parent-style-name="기본단락글꼴" style:family="text">
      <style:text-properties style:language-asian="ko" style:country-asian="KR"/>
    </style:style>
    <style:style style:name="P13" style:parent-style-name="Standard" style:family="paragraph">
      <style:text-properties style:font-name-asian="DengXian"/>
    </style:style>
    <style:style style:name="P14" style:parent-style-name="Standard" style:family="paragraph">
      <style:text-properties style:font-name-asian="DengXian"/>
    </style:style>
    <style:style style:name="P15" style:parent-style-name="Standard" style:family="paragraph">
      <style:text-properties style:font-name-asian="DengXian"/>
    </style:style>
  </office:automatic-styles>
  <office:body>
    <office:text text:use-soft-page-breaks="true">
      <text:p text:style-name="P1"/>
      <text:p text:style-name="Standard">python run.py --env_kind=Breakout --feature_space=fft –train_discriminator=True --discriminator_weighted=True –envs_per_process = 1</text:p>
      <text:p text:style-name="Standard"/>
      <text:p text:style-name="Standard"># reward combine<text:s/><text:span text:style-name="T2"><text:s/>ex_05, in_0.5 04/28/2022</text:span></text:p>
      <text:p text:style-name="Standard">python run.py --env_kind=Breakout<text:s/>--feature_space=fft --train_discriminator=True --discriminator_weighted=True --envs_per_process=128 --ext_coeff=0.5 –int_coeff=0.5</text:p>
      <text:p text:style-name="P3"/>
      <text:p text:style-name="P4"/>
      <text:p text:style-name="Standard"># reward combine<text:s/><text:span text:style-name="T5">ex_</text:span>0.7, in_0.3 05/04/2022</text:p>
      <text:p text:style-name="P6">python run.py --env_kind=Breakout --feature_space=fft --train_discriminator=True<text:s/>--discriminator_weighted=True --envs_per_process=128 --ext_coeff=0.7 --int_coeff=0.3</text:p>
      <text:p text:style-name="P7"/>
      <text:p text:style-name="Standard"># reward combine<text:s/><text:span text:style-name="T8">ex_</text:span>0.3, in_0.7 05/06/2022</text:p>
      <text:p text:style-name="P9">python run.py --env_kind=Breakout --feature_space=fft --train_discriminator=True --discriminator_weighted=True --envs_per_process=128 --ext_coeff=0.3 --int_coeff=0.7</text:p>
      <text:p text:style-name="P10"/>
      <text:p text:style-name="P11"/>
      <text:p text:style-name="Standard"># reward combine<text:s/><text:span text:style-name="T12">ex_</text:span>1.0, in_0.0 05/06/2022</text:p>
      <text:p text:style-name="P13">python run.py --env_kind=Breakout --feature_space=fft --train_discriminator=True --discriminator_weighted=True --envs_per_process=128 --ext_coeff=1.0 --int_coeff=0.0</text:p>
      <text:p text:style-name="P14"/>
      <text:p text:style-name="P15"/>
      <text:p text:style-name="Standard">game</text:p>
      <text:p text:style-name="Standard">- DemonAttack</text:p>
      <text:p text:style-name="Standard">- ChopperCommand</text:p>
      <text:p text:style-name="Standard">- Breakout</text:p>
      <text:p text:style-name="Standard">- DoubleDunk</text:p>
      <text:p text:style-name="Standard">- Frostbite</text:p>
      <text:p text:style-name="Standard">- Gravitar</text:p>
      <text:p text:style-name="Standard">- Kangaroo</text:p>
      <text:p text:style-name="Standard">- Pitfall</text:p>
      <text:p text:style-name="Standard">- RobotTank(x)</text:p>
      <text:p text:style-name="Standard">- RiverRaid(x)</text:p>
      <text:p text:style-name="Standard">- RoadRunner</text:p>
      <text:p text:style-name="Standard">- Seaquest</text:p>
      <text:p text:style-name="Standard">- Skiing</text:p>
      <text:p text:style-name="Standard">- Solaris</text:p>
      <text:p text:style-name="Standard">- SpaceInvaders</text:p>
      <text:p text:style-name="Standard">-<text:s/>StarGunner</text:p>
      <text:p text:style-name="Standard">- Superman(x)</text:p>
      <text:p text:style-name="Standard">- TimePilot</text:p>
      <text:p text:style-name="Standard">- Zaxxon</text:p>
      <text:p text:style-name="Standard"/>
      <text:p text:style-name="Standard">cp retro_env.py $CONDA_PREFIX/lib/python3.7/site-packages/retro/retro_env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한동희</dc:creator>
    <meta:creation-date>2022-04-07T00:09:00Z</meta:creation-date>
    <dc:date>2022-05-05T17:58:00Z</dc:date>
    <meta:template xlink:href="Normal.dotm" xlink:type="simple"/>
    <meta:editing-cycles>12</meta:editing-cycles>
    <meta:editing-duration>PT13200S</meta:editing-duration>
    <meta:document-statistic meta:page-count="1" meta:paragraph-count="2" meta:word-count="193" meta:character-count="1293" meta:row-count="9" meta:non-whitespace-character-count="1102"/>
  </office:meta>
</office:document-meta>
</file>